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11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e8f2a1"/>
    </style:style>
    <style:style style:name="P13" style:family="paragraph" style:parent-style-name="Standard" style:list-style-name="L11">
      <style:paragraph-properties fo:margin-top="0in" fo:margin-bottom="0.1598in" style:contextual-spacing="false"/>
      <style:text-properties style:font-name="Lato" fo:background-color="#e8f2a1"/>
    </style:style>
    <style:style style:name="P14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e8f2a1"/>
    </style:style>
    <style:style style:name="P15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e8f2a1"/>
    </style:style>
    <style:style style:name="P16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e8f2a1"/>
    </style:style>
    <style:style style:name="P17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#e8f2a1"/>
    </style:style>
    <style:style style:name="P18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e8f2a1"/>
    </style:style>
    <style:style style:name="P19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e8f2a1"/>
    </style:style>
    <style:style style:name="P20" style:family="paragraph" style:parent-style-name="Standard">
      <style:paragraph-properties fo:margin-top="0in" fo:margin-bottom="0.1598in" style:contextual-spacing="false"/>
      <style:text-properties style:font-name="Lato" officeooo:paragraph-rsid="00375bff"/>
    </style:style>
    <style:style style:name="P21" style:family="paragraph" style:parent-style-name="Standard" style:list-style-name="L4">
      <style:paragraph-properties fo:margin-top="0in" fo:margin-bottom="0.1598in" style:contextual-spacing="false"/>
      <style:text-properties fo:color="#c9211e" loext:opacity="100%" style:font-name="Lato"/>
    </style:style>
    <style:style style:name="P22" style:family="paragraph" style:parent-style-name="Standard" style:list-style-name="L2">
      <style:paragraph-properties fo:margin-top="0in" fo:margin-bottom="0.1598in" style:contextual-spacing="false"/>
      <style:text-properties fo:color="#c9211e" loext:opacity="100%" style:font-name="Lato"/>
    </style:style>
    <style:style style:name="T1" style:family="text">
      <style:text-properties officeooo:rsid="00375bf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CUPS stands for:</text:p>
      <text:list xml:id="list1397398322" text:style-name="L11">
        <text:list-item>
          <text:p text:style-name="P11">Current User Printing System</text:p>
        </text:list-item>
        <text:list-item>
          <text:p text:style-name="P11">Co-managed UNIX Printing System</text:p>
        </text:list-item>
        <text:list-item>
          <text:p text:style-name="P11">Common User Printing System</text:p>
        </text:list-item>
        <text:list-item>
          <text:p text:style-name="P13">Common UNIX Printing System</text:p>
        </text:list-item>
      </text:list>
      <text:p text:style-name="P1"/>
      <text:p text:style-name="P1">Question 2</text:p>
      <text:p text:style-name="P1">CUPS, an open source printing system, and available for Windows, Linux, and OS X was developed by ___________.</text:p>
      <text:list xml:id="list1455015098" text:style-name="L10">
        <text:list-item>
          <text:p text:style-name="P12">Apple</text:p>
        </text:list-item>
        <text:list-item>
          <text:p text:style-name="P10">DEC</text:p>
        </text:list-item>
        <text:list-item>
          <text:p text:style-name="P10">Microsoft</text:p>
        </text:list-item>
        <text:list-item>
          <text:p text:style-name="P10">University of California – Berkley</text:p>
        </text:list-item>
      </text:list>
      <text:p text:style-name="P1"/>
      <text:p text:style-name="P1">Question 3</text:p>
      <text:p text:style-name="P1">The network protocol used by CUPS for sending jobs from clients to print servers is ____________.</text:p>
      <text:list xml:id="list736026176" text:style-name="L8">
        <text:list-item>
          <text:p text:style-name="P8">PPP</text:p>
        </text:list-item>
        <text:list-item>
          <text:p text:style-name="P8">CCCP</text:p>
        </text:list-item>
        <text:list-item>
          <text:p text:style-name="P8">FTP</text:p>
        </text:list-item>
        <text:list-item>
          <text:p text:style-name="P14">IPP</text:p>
        </text:list-item>
      </text:list>
      <text:p text:style-name="P1"/>
      <text:p text:style-name="P1">Question 4</text:p>
      <text:p text:style-name="P1">CUPS retains the print job in the queue even after it is printed.</text:p>
      <text:p text:style-name="P1">True or False?</text:p>
      <text:list xml:id="list37653412" text:style-name="L9">
        <text:list-item>
          <text:p text:style-name="P9">True</text:p>
        </text:list-item>
        <text:list-item>
          <text:p text:style-name="P15">False</text:p>
        </text:list-item>
      </text:list>
      <text:p text:style-name="P1"/>
      <text:p text:style-name="P1"/>
      <text:p text:style-name="P1"/>
      <text:p text:style-name="P1"><text:soft-page-break/>Question 5</text:p>
      <text:p text:style-name="P1">Which of the following changes is not possible by modifying various settings in the CUPS configuration file?</text:p>
      <text:list xml:id="list1560456809" text:style-name="L6">
        <text:list-item>
          <text:p text:style-name="P7">Port to listen for printer information packets</text:p>
        </text:list-item>
        <text:list-item>
          <text:p text:style-name="P7">Allow access from the specified host</text:p>
        </text:list-item>
        <text:list-item>
          <text:p text:style-name="P7">Maximum number of copies that a user can print per job</text:p>
        </text:list-item>
        <text:list-item>
          <text:p text:style-name="P16">Maximum number of printers that can be configured</text:p>
        </text:list-item>
      </text:list>
      <text:p text:style-name="P1"/>
      <text:p text:style-name="P1">Question 6</text:p>
      <text:p text:style-name="P1">The /etc/cups/printers.conf file contains three printer entries. What should the user Gary do so that everyone uses the HP1600 printer by default?</text:p>
      <text:list xml:id="list3057468224" text:style-name="L5">
        <text:list-item>
          <text:p text:style-name="P6">Remove all other printer entries except for the HP1600 printer</text:p>
        </text:list-item>
        <text:list-item>
          <text:p text:style-name="P17">Specify the DefaultPrinter directive for the HP1600 printer</text:p>
        </text:list-item>
        <text:list-item>
          <text:p text:style-name="P6">Set HP1600 as the local printer</text:p>
        </text:list-item>
        <text:list-item>
          <text:p text:style-name="P6">Delete DeviceURI for all other printers</text:p>
        </text:list-item>
      </text:list>
      <text:p text:style-name="P1"/>
      <text:p text:style-name="P1">Question 7<text:tab/><text:span text:style-name="T1">( check 12.3 )</text:span></text:p>
      <text:p text:style-name="P1">While the testprinter printer was printing a job and had several others in the queue, Joe runs the lpadmin -x testprinter command. The effect of the command is:</text:p>
      <text:list xml:id="list829671306" text:style-name="L4">
        <text:list-item>
          <text:p text:style-name="P21">The testprinter printer gets deleted</text:p>
        </text:list-item>
        <text:list-item>
          <text:p text:style-name="P5">The current job is aborted</text:p>
        </text:list-item>
        <text:list-item>
          <text:p text:style-name="P5">All choices are valid</text:p>
        </text:list-item>
        <text:list-item>
          <text:p text:style-name="P5">All pending jobs in the queue are deleted</text:p>
        </text:list-item>
      </text:list>
      <text:p text:style-name="P1"/>
      <text:p text:style-name="P1">Question 8</text:p>
      <text:p text:style-name="P1">Which of the following statements regarding cupsd is false?</text:p>
      <text:list xml:id="list4045969843" text:style-name="L3">
        <text:list-item>
          <text:p text:style-name="P4">By default it runs as a daemon</text:p>
        </text:list-item>
        <text:list-item>
          <text:p text:style-name="P4">Implements IPP operations and attributes</text:p>
        </text:list-item>
        <text:list-item>
          <text:p text:style-name="P4">Uses other processes for printing, monitoring and providing web interfaces</text:p>
        </text:list-item>
        <text:list-item>
          <text:p text:style-name="P18">Runs as multi-threaded server process</text:p>
        </text:list-item>
      </text:list>
      <text:p text:style-name="P1"/>
      <text:p text:style-name="P20"><text:soft-page-break/>Question 9 <text:span text:style-name="T1">( check 12.5 )</text:span></text:p>
      <text:p text:style-name="P1">A system administrator needs to find out the number of copies of a confidential document printed by a particular user. Which of the following log files should he view for the information?</text:p>
      <text:list xml:id="list217803270" text:style-name="L2">
        <text:list-item>
          <text:p text:style-name="P3">cupsd.conf</text:p>
        </text:list-item>
        <text:list-item>
          <text:p text:style-name="P3">page_log</text:p>
        </text:list-item>
        <text:list-item>
          <text:p text:style-name="P3">error_log</text:p>
        </text:list-item>
        <text:list-item>
          <text:p text:style-name="P22">access_log</text:p>
        </text:list-item>
      </text:list>
      <text:p text:style-name="P1"/>
      <text:p text:style-name="P1">Question 10</text:p>
      <text:p text:style-name="P1">Identify the correct command to view the status of all printers:</text:p>
      <text:list xml:id="list3441073954" text:style-name="L1">
        <text:list-item>
          <text:p text:style-name="P2">lpq -P hpfloor1</text:p>
        </text:list-item>
        <text:list-item>
          <text:p text:style-name="P19">lpq -a</text:p>
        </text:list-item>
        <text:list-item>
          <text:p text:style-name="P2">lpq</text:p>
        </text:list-item>
        <text:list-item>
          <text:p text:style-name="P2">lp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17T16:44:19.421693143</dc:date>
    <meta:editing-duration>PT1H8M37S</meta:editing-duration>
    <meta:editing-cycles>19</meta:editing-cycles>
    <meta:generator>LibreOffice/7.3.3.2$Linux_X86_64 LibreOffice_project/30$Build-2</meta:generator>
    <meta:document-statistic meta:table-count="0" meta:image-count="0" meta:object-count="0" meta:page-count="3" meta:paragraph-count="59" meta:word-count="389" meta:character-count="2164" meta:non-whitespace-character-count="1871"/>
  </office:meta>
</office:document-meta>
</file>